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/>
          <table:table-cell office:value-type="string" calcext:value-type="string">
            <text:p>Move mutable state (price) as different ob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office:value-type="string" calcext:value-type="string">
            <text:p>Sale needs to have a clearance meth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>
            <text:p>Sql Data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Sql Resource in Project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an Installer interface to remove coupling between UI and Data Acces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-00-0000</text:date>, <text:time style:data-style-name="N2" text:time-value="08:36:19.687273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8T10:32:51.376864856</dc:date>
    <meta:editing-duration>PT5H46M56S</meta:editing-duration>
    <meta:editing-cycles>15</meta:editing-cycles>
    <meta:document-statistic meta:table-count="1" meta:cell-count="27" meta:object-count="0"/>
  </office:meta>
</office:document-meta>
</file>